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officeooo:rsid="0013ad6d" officeooo:paragraph-rsid="0013ad6d" style:font-size-asian="22.75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3ad6d" officeooo:paragraph-rsid="0013ad6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normal" officeooo:rsid="0013ad6d" officeooo:paragraph-rsid="0013ad6d" style:font-size-asian="16pt" style:font-weight-asian="normal" style:font-size-complex="16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<text:s/>3</text:p>
      <text:p text:style-name="P1">Overview of SQL</text:p>
      <text:p text:style-name="P1"/>
      <text:p text:style-name="P2">1)Does ANSI reconize the data type DATE?</text:p>
      <text:p text:style-name="P3"><text:span text:style-name="T1">Ans:</text:span> Yes, <text:s/>ANSI reconize the data type DATE.</text:p>
      <text:p text:style-name="P3"/>
      <text:p text:style-name="P3"/>
      <text:p text:style-name="P2">2)Which subdivision of SQL is used to insert values in tables?</text:p>
      <text:p text:style-name="P3"><text:span text:style-name="T1">Ans:</text:span>The DML(Data Manipulation Language) subdivision is used to insert the values in table with the help of INSERT statemen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2:08:49.226047769</meta:creation-date>
    <dc:date>2023-09-10T12:18:36.818877585</dc:date>
    <meta:editing-duration>PT9M48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6" meta:word-count="51" meta:character-count="302" meta:non-whitespace-character-count="255"/>
  </office:meta>
</office:document-meta>
</file>